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trait" svg:font-family="Strait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01cm" svg:stroke-color="#000000" draw:marker-start-width="0.502cm" draw:marker-end-width="0.502cm" draw:fill-color="#000000" draw:textarea-horizontal-align="justify" draw:textarea-vertical-align="middle" draw:auto-grow-height="false" fo:min-height="78.082cm" fo:min-width="49.832cm" fo:padding-top="0.226cm" fo:padding-bottom="0.226cm" fo:padding-left="0.351cm" fo:padding-right="0.351cm" loext:decorative="false"/>
    </style:style>
    <style:style style:name="gr2" style:family="graphic" style:parent-style-name="standard">
      <style:graphic-properties svg:stroke-width="0.198cm" svg:stroke-color="#ffffff" draw:marker-start-width="0.497cm" draw:marker-end-width="0.497cm" draw:fill-color="#000000" draw:textarea-horizontal-align="justify" draw:textarea-vertical-align="middle" draw:auto-grow-height="false" fo:min-height="47.836cm" fo:min-width="27.586cm" fo:padding-top="0.224cm" fo:padding-bottom="0.224cm" fo:padding-left="0.349cm" fo:padding-right="0.349cm" loext:decorative="false"/>
    </style:style>
    <style:style style:name="gr3" style:family="graphic" style:parent-style-name="standard">
      <style:graphic-properties svg:stroke-width="0.198cm" svg:stroke-color="#ffffff" draw:marker-start-width="0.497cm" draw:marker-end-width="0.497cm" draw:fill-color="#000000" draw:textarea-horizontal-align="justify" draw:textarea-vertical-align="middle" draw:auto-grow-height="false" fo:min-height="35.766cm" fo:min-width="20.516cm" fo:padding-top="0.224cm" fo:padding-bottom="0.224cm" fo:padding-left="0.349cm" fo:padding-right="0.349cm" style:protect="position size" loext:decorative="false"/>
    </style:style>
    <style:style style:name="gr4" style:family="graphic" style:parent-style-name="standard">
      <style:graphic-properties svg:stroke-width="0.198cm" svg:stroke-color="#ffffff" draw:marker-start-width="0.497cm" draw:marker-end-width="0.497cm" draw:fill-color="#000000" draw:textarea-horizontal-align="justify" draw:textarea-vertical-align="middle" draw:auto-grow-height="false" fo:min-height="23.694cm" fo:min-width="13.444cm" fo:padding-top="0.224cm" fo:padding-bottom="0.224cm" fo:padding-left="0.349cm" fo:padding-right="0.349cm" style:protect="position size" loext:decorative="false"/>
    </style:style>
    <style:style style:name="gr5" style:family="graphic" style:parent-style-name="standard">
      <style:graphic-properties svg:stroke-width="0.198cm" svg:stroke-color="#ffffff" draw:marker-start-width="0.497cm" draw:marker-end-width="0.497cm" draw:fill-color="#000000" draw:textarea-horizontal-align="justify" draw:textarea-vertical-align="middle" draw:auto-grow-height="false" fo:min-height="11.716cm" fo:min-width="6.466cm" fo:padding-top="0.224cm" fo:padding-bottom="0.224cm" fo:padding-left="0.349cm" fo:padding-right="0.349cm" loext:decorative="false"/>
    </style:style>
    <style:style style:name="gr6" style:family="graphic" style:parent-style-name="standard">
      <style:graphic-properties svg:stroke-width="0.198cm" svg:stroke-color="#ffffff" draw:marker-start-width="0.497cm" draw:marker-end-width="0.497cm" draw:fill-color="#000000" draw:textarea-horizontal-align="justify" draw:textarea-vertical-align="middle" draw:auto-grow-height="false" fo:min-height="5.68cm" fo:min-width="2.93cm" fo:padding-top="0.224cm" fo:padding-bottom="0.224cm" fo:padding-left="0.349cm" fo:padding-right="0.349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91cm" fo:min-width="0cm" style:protect="position size" loext:decorative="false"/>
      <style:paragraph-properties style:writing-mode="lr-tb"/>
    </style:style>
    <style:style style:name="gr8" style:family="graphic" style:parent-style-name="objectwithoutfill">
      <style:graphic-properties draw:stroke="dash" draw:stroke-dash="Double_20_Dash_20__28_Rounded_29_" svg:stroke-color="#000000" svg:stroke-linecap="round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025cm" loext:decorative="false"/>
      <style:paragraph-properties style:writing-mode="lr-tb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2.75cm" fo:min-width="18cm" loext:decorative="false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11.458cm" fo:min-width="7.986cm" loext:decorative="false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cm" fo:min-width="0.5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91cm" fo:min-width="0cm" loext:decorative="false"/>
      <style:paragraph-properties style:writing-mode="lr-tb"/>
    </style:style>
    <style:style style:name="gr15" style:family="graphic" style:parent-style-name="standard">
      <style:graphic-properties loext:decorative="false"/>
    </style:style>
    <style:style style:name="co1" style:family="table-column">
      <style:table-column-properties style:column-width="1.929cm" style:use-optimal-column-width="false"/>
    </style:style>
    <style:style style:name="co2" style:family="table-column">
      <style:table-column-properties style:column-width="2.709cm" style:use-optimal-column-width="false"/>
    </style:style>
    <style:style style:name="co3" style:family="table-column">
      <style:table-column-properties style:column-width="2.872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Strait" fo:font-size="20pt" style:font-size-asian="20pt" style:font-size-complex="20pt"/>
    </style:style>
    <style:style style:name="ce2" style:family="table-cell">
      <loext:graphic-properties draw:textarea-vertical-align="middle"/>
      <style:paragraph-properties fo:text-align="center"/>
      <style:text-properties style:font-name="Strait" fo:font-size="14pt" style:font-size-asian="14pt" style:font-size-complex="14pt"/>
    </style:style>
    <style:style style:name="ce3" style:family="table-cell">
      <loext:graphic-properties draw:textarea-vertical-align="middle"/>
      <style:paragraph-properties fo:text-align="center"/>
      <style:text-properties style:font-name="Strait" fo:font-size="20pt" fo:font-weight="bold" style:font-size-asian="20pt" style:font-weight-asian="bold" style:font-size-complex="20pt" style:font-weight-complex="bold"/>
    </style:style>
    <style:style style:name="ce4" style:family="table-cell">
      <loext:graphic-properties draw:textarea-vertical-align="middle"/>
      <style:paragraph-properties fo:text-align="center"/>
      <style:text-properties style:font-name="Strait" fo:font-size="10pt" style:font-size-asian="10pt" style:font-size-complex="10pt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000000"/>
      <style:paragraph-properties fo:text-align="center"/>
      <style:text-properties style:font-name="Strait" fo:font-size="80pt"/>
    </style:style>
    <style:style style:name="P3" style:family="paragraph">
      <style:text-properties style:font-name="Strait" fo:font-size="80pt"/>
    </style:style>
    <style:style style:name="P4" style:family="paragraph">
      <loext:graphic-properties draw:fill="none" draw:fill-color="#ffffff"/>
      <style:text-properties fo:color="#ffffff" loext:opacity="100%" style:font-name="Strait" fo:font-size="80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Times New Roman" fo:font-size="17.8999996185303pt" fo:font-weight="bold"/>
    </style:style>
    <style:style style:name="P7" style:family="paragraph">
      <loext:graphic-properties draw:fill="none" draw:fill-color="#ffffff"/>
      <style:text-properties fo:font-size="11.8999996185303pt" style:text-underline-style="solid" style:text-underline-width="auto" style:text-underline-color="font-color" style:font-size-asian="12pt" style:font-size-complex="12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text-properties style:font-name="Strait" fo:font-size="80pt" fo:font-style="normal" fo:text-shadow="none" fo:font-weight="normal"/>
    </style:style>
    <style:style style:name="P10" style:family="paragraph">
      <loext:graphic-properties draw:fill="none" draw:fill-color="#ffffff"/>
      <style:text-properties fo:color="#ffffff" loext:opacity="100%" style:font-name="Strait" fo:font-size="80pt" fo:font-style="normal" fo:text-shadow="none" fo:font-weight="normal" style:font-weight-asian="bold" style:font-weight-complex="bold"/>
    </style:style>
    <style:style style:name="P11" style:family="paragraph">
      <style:paragraph-properties fo:text-align="center"/>
      <style:text-properties style:font-name="Strait" fo:font-size="14pt" style:font-size-asian="14pt" style:font-size-complex="14pt"/>
    </style:style>
    <style:style style:name="P12" style:family="paragraph">
      <style:paragraph-properties fo:text-align="center"/>
      <style:text-properties style:font-name="Strait" fo:font-size="20pt" style:font-size-asian="20pt" style:font-size-complex="20pt"/>
    </style:style>
    <style:style style:name="P13" style:family="paragraph">
      <style:paragraph-properties fo:text-align="center"/>
      <style:text-properties style:font-name="Strait" fo:font-size="10pt" style:font-size-asian="10pt" style:font-size-complex="10pt"/>
    </style:style>
    <style:style style:name="T1" style:family="text">
      <style:text-properties fo:color="#ffffff" loext:opacity="100%" fo:font-weight="bold" style:font-weight-asian="bold" style:font-weight-complex="bold"/>
    </style:style>
    <style:style style:name="T2" style:family="text">
      <style:text-properties style:font-name="Times New Roman" fo:font-size="17.8999996185303pt" fo:font-weight="bold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color="#ffffff" loext:opacity="100%" style:font-weight-asian="bold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56cm" svg:height="84cm" svg:x="1cm" svg:y="27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0cm" svg:height="60cm" svg:x="9cm" svg:y="27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0cm" svg:height="45cm" svg:x="14cm" svg:y="3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0cm" svg:height="30cm" svg:x="19cm" svg:y="42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0cm" svg:height="15cm" svg:x="24cm" svg:y="50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5cm" svg:height="7.5cm" svg:x="26.5cm" svg:y="53.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2cm" svg:height="3.341cm" svg:x="28cm" svg:y="55.83cm">
          <draw:text-box>
            <text:p text:style-name="P3"><text:span text:style-name="T1">X</text:span></text:p>
          </draw:text-box>
        </draw:frame>
        <draw:line draw:style-name="gr8" draw:text-style-name="P5" draw:layer="layout" svg:x1="0.5cm" svg:y1="2cm" svg:x2="57.5cm" svg:y2="2.25cm">
          <text:p/>
        </draw:line>
        <draw:frame draw:style-name="gr9" draw:text-style-name="P6" draw:layer="layout" svg:width="4.75cm" svg:height="1.657cm" svg:x="0.5cm" svg:y="0.343cm">
          <draw:text-box>
            <text:p><text:span text:style-name="T2">ППС1500</text:span></text:p>
          </draw:text-box>
        </draw:frame>
        <draw:frame draw:style-name="gr10" draw:text-style-name="P7" draw:layer="layout" svg:width="7.525cm" svg:height="1.673cm" svg:x="50cm" svg:y="0.577cm">
          <draw:text-box>
            <text:p><text:span text:style-name="T3">Стрелок: <text:s text:c="42"/></text:span></text:p>
            <text:p><text:span text:style-name="T3"><text:s text:c="59"/></text:span></text:p>
            <text:p><text:span text:style-name="T3">№ </text:span><text:span text:style-name="T3">мишени: <text:s text:c="39"/></text:span></text:p>
          </draw:text-box>
        </draw:frame>
        <draw:custom-shape draw:style-name="gr11" draw:text-style-name="P8" draw:layer="layout" svg:width="18.5cm" svg:height="3cm" svg:x="1.5cm" svg:y="6.49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measurelines" svg:width="15.5cm" svg:height="14.75cm" svg:x="21.25cm" svg:y="12.5cm">
          <text:p/>
          <draw:enhanced-geometry svg:viewBox="0 0 21600 21600" draw:text-areas="?f0 0 ?f2 ?f5" draw:type="down-arrow" draw:modifiers="13460.832189123 4887.49214330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1cm" svg:height="0.25cm" svg:x="7.5cm" svg:y="0.5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25cm" svg:x="9.5cm" svg:y="0.5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25cm" svg:x="5.5cm" svg:y="0.55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2.088cm" svg:height="3.341cm" svg:x="35.917cm" svg:y="55.83cm">
          <draw:text-box>
            <text:p text:style-name="P9"><text:span text:style-name="T4">9</text:span></text:p>
          </draw:text-box>
        </draw:frame>
        <draw:frame draw:style-name="gr14" draw:text-style-name="P10" draw:layer="layout" svg:width="2.087cm" svg:height="3.341cm" svg:x="40.918cm" svg:y="55.83cm">
          <draw:text-box>
            <text:p text:style-name="P9"><text:span text:style-name="T4">8</text:span></text:p>
          </draw:text-box>
        </draw:frame>
        <draw:frame draw:style-name="gr14" draw:text-style-name="P10" draw:layer="layout" svg:width="2.089cm" svg:height="3.341cm" svg:x="45.916cm" svg:y="55.83cm">
          <draw:text-box>
            <text:p text:style-name="P9"><text:span text:style-name="T4">7</text:span></text:p>
          </draw:text-box>
        </draw:frame>
        <draw:frame draw:style-name="gr14" draw:text-style-name="P10" draw:layer="layout" svg:width="1.938cm" svg:height="3.341cm" svg:x="20.817cm" svg:y="55.83cm">
          <draw:text-box>
            <text:p text:style-name="P9"><text:span text:style-name="T4">9</text:span></text:p>
          </draw:text-box>
        </draw:frame>
        <draw:frame draw:style-name="gr14" draw:text-style-name="P10" draw:layer="layout" svg:width="2.087cm" svg:height="3.341cm" svg:x="15.918cm" svg:y="55.83cm">
          <draw:text-box>
            <text:p text:style-name="P9"><text:span text:style-name="T4">8</text:span></text:p>
          </draw:text-box>
        </draw:frame>
        <draw:frame draw:style-name="gr14" draw:text-style-name="P10" draw:layer="layout" svg:width="2.089cm" svg:height="3.341cm" svg:x="10.916cm" svg:y="55.83cm">
          <draw:text-box>
            <text:p text:style-name="P9"><text:span text:style-name="T4">7</text:span></text:p>
          </draw:text-box>
        </draw:frame>
        <draw:frame draw:style-name="gr7" draw:text-style-name="P10" draw:layer="layout" svg:width="1.794cm" svg:height="3.341cm" svg:x="28.103cm" svg:y="44.809cm">
          <draw:text-box>
            <text:p text:style-name="P9"><text:span text:style-name="T4">9</text:span></text:p>
          </draw:text-box>
        </draw:frame>
        <draw:frame draw:style-name="gr7" draw:text-style-name="P10" draw:layer="layout" svg:width="1.793cm" svg:height="3.341cm" svg:x="28.104cm" svg:y="37.25cm">
          <draw:text-box>
            <text:p text:style-name="P9"><text:span text:style-name="T4">8</text:span></text:p>
          </draw:text-box>
        </draw:frame>
        <draw:frame draw:style-name="gr7" draw:text-style-name="P10" draw:layer="layout" svg:width="1.794cm" svg:height="3.341cm" svg:x="28.103cm" svg:y="29.5cm">
          <draw:text-box>
            <text:p text:style-name="P9"><text:span text:style-name="T4">7</text:span></text:p>
          </draw:text-box>
        </draw:frame>
        <draw:frame draw:style-name="gr14" draw:text-style-name="P10" draw:layer="layout" svg:width="1.794cm" svg:height="3.341cm" svg:x="28.103cm" svg:y="66.809cm">
          <draw:text-box>
            <text:p text:style-name="P9"><text:span text:style-name="T4">9</text:span></text:p>
          </draw:text-box>
        </draw:frame>
        <draw:frame draw:style-name="gr14" draw:text-style-name="P10" draw:layer="layout" svg:width="1.793cm" svg:height="3.341cm" svg:x="28.104cm" svg:y="74.85cm">
          <draw:text-box>
            <text:p text:style-name="P9"><text:span text:style-name="T4">8</text:span></text:p>
          </draw:text-box>
        </draw:frame>
        <draw:frame draw:style-name="gr14" draw:text-style-name="P10" draw:layer="layout" svg:width="1.794cm" svg:height="3.341cm" svg:x="28.103cm" svg:y="82.3cm">
          <draw:text-box>
            <text:p text:style-name="P9"><text:span text:style-name="T4">7</text:span></text:p>
          </draw:text-box>
        </draw:frame>
        <draw:frame draw:style-name="gr15" draw:layer="layout" svg:width="7.509cm" svg:height="8.738cm" svg:x="49.315cm" svg:y="2.88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1"><text:span text:style-name="T5">ПОПАДАНИЙ</text:span></text:p>
              </table:table-cell>
              <table:table-cell>
                <text:p text:style-name="P11"><text:span text:style-name="T6">ОЧКОВ</text:span></text:p>
              </table:table-cell>
            </table:table-row>
            <table:table-row table:style-name="ro1" table:default-cell-style-name="ce1">
              <table:table-cell table:style-name="ce3">
                <text:p text:style-name="P12"><text:span text:style-name="T7">X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12">1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12">9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12">8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12">7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12">0</text:p>
              </table:table-cell>
              <table:table-cell/>
              <table:table-cell/>
            </table:table-row>
            <table:table-row table:style-name="ro1" table:default-cell-style-name="ce1">
              <table:table-cell table:style-name="ce4">
                <text:p text:style-name="P12"><text:span text:style-name="T5">СТАНДАРТ</text:span></text:p>
              </table:table-cell>
              <table:table-cell/>
              <table:table-cell/>
            </table:table-row>
            <table:table-row table:style-name="ro1" table:default-cell-style-name="ce1">
              <table:table-cell table:style-name="ce4">
                <text:p text:style-name="P13"><text:span text:style-name="T5">ИТОГ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trait" svg:font-family="Strait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0.5cm" fo:margin-bottom="0.5cm" fo:margin-left="0.5cm" fo:margin-right="0.5cm" fo:page-width="58cm" fo:page-height="1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3T13:44:08.944000000</meta:creation-date>
    <meta:editing-duration>PT1H9M4S</meta:editing-duration>
    <meta:editing-cycles>21</meta:editing-cycles>
    <meta:generator>LibreOffice/24.8.2.1$Windows_X86_64 LibreOffice_project/0f794b6e29741098670a3b95d60478a65d05ef13</meta:generator>
    <dc:date>2024-10-26T16:07:04.581000000</dc:date>
    <meta:print-date>2024-10-26T15:03:55.648000000</meta:print-date>
    <meta:printed-by>Файлы PDF</meta:printed-by>
    <meta:document-statistic meta:object-count="28"/>
  </office:meta>
</office:document-meta>
</file>